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1efa97" officeooo:paragraph-rsid="001b291f"/>
    </style:style>
    <style:style style:name="P2" style:family="paragraph" style:parent-style-name="Standard" style:list-style-name="L1">
      <style:text-properties style:font-name="Arial" officeooo:rsid="001efa97" officeooo:paragraph-rsid="001b291f"/>
    </style:style>
    <style:style style:name="P3" style:family="paragraph" style:parent-style-name="Standard" style:list-style-name="L1">
      <style:text-properties style:font-name="Arial" officeooo:rsid="001b86f1" officeooo:paragraph-rsid="001b291f"/>
    </style:style>
    <style:style style:name="P4" style:family="paragraph" style:parent-style-name="Standard">
      <style:text-properties style:font-name="Arial" officeooo:rsid="001b86f1" officeooo:paragraph-rsid="001b291f"/>
    </style:style>
    <style:style style:name="P5" style:family="paragraph" style:parent-style-name="Standard" style:list-style-name="L1">
      <style:text-properties style:font-name="Arial" officeooo:rsid="001d7e7d" officeooo:paragraph-rsid="001b291f"/>
    </style:style>
    <style:style style:name="P6" style:family="paragraph" style:parent-style-name="Standard" style:list-style-name="L1">
      <style:text-properties style:font-name="Arial" officeooo:rsid="001da8cd" officeooo:paragraph-rsid="001b291f"/>
    </style:style>
    <style:style style:name="P7" style:family="paragraph" style:parent-style-name="Standard" style:list-style-name="L2">
      <style:text-properties style:font-name="Arial" officeooo:rsid="00126255" officeooo:paragraph-rsid="001b291f"/>
    </style:style>
    <style:style style:name="P8" style:family="paragraph" style:parent-style-name="Standard">
      <style:text-properties style:font-name="Arial" officeooo:rsid="00126255" officeooo:paragraph-rsid="001b291f"/>
    </style:style>
    <style:style style:name="P9" style:family="paragraph" style:parent-style-name="Standard">
      <style:text-properties style:font-name="Arial" officeooo:rsid="001b291f" officeooo:paragraph-rsid="001b291f"/>
    </style:style>
    <style:style style:name="P10" style:family="paragraph" style:parent-style-name="Standard" style:list-style-name="L4">
      <style:text-properties style:font-name="Arial" officeooo:rsid="001b291f" officeooo:paragraph-rsid="001b291f"/>
    </style:style>
    <style:style style:name="P11" style:family="paragraph" style:parent-style-name="Standard">
      <style:text-properties style:font-name="Arial" officeooo:rsid="001c8117" officeooo:paragraph-rsid="001b291f"/>
    </style:style>
    <style:style style:name="P12" style:family="paragraph" style:parent-style-name="Standard" style:list-style-name="L3">
      <style:text-properties style:font-name="Arial" officeooo:rsid="001c8117" officeooo:paragraph-rsid="001b291f"/>
    </style:style>
    <style:style style:name="P13" style:family="paragraph" style:parent-style-name="Standard" style:list-style-name="L3">
      <style:text-properties style:font-name="Arial" officeooo:rsid="001e22d9" officeooo:paragraph-rsid="001b291f"/>
    </style:style>
    <style:style style:name="P14" style:family="paragraph" style:parent-style-name="Standard">
      <style:text-properties style:font-name="Arial" officeooo:rsid="001e22d9" officeooo:paragraph-rsid="001b291f"/>
    </style:style>
    <style:style style:name="P15" style:family="paragraph" style:parent-style-name="Standard" style:list-style-name="L4">
      <style:text-properties style:font-name="Arial" officeooo:rsid="001c73fc" officeooo:paragraph-rsid="001c73fc"/>
    </style:style>
    <style:style style:name="P16" style:family="paragraph" style:parent-style-name="Standard">
      <style:text-properties style:font-name="Arial" officeooo:rsid="001c73fc" officeooo:paragraph-rsid="001c73fc"/>
    </style:style>
    <style:style style:name="P17" style:family="paragraph" style:parent-style-name="Standard" style:list-style-name="L5">
      <style:text-properties style:font-name="Arial" officeooo:rsid="001c73fc" officeooo:paragraph-rsid="001c73fc"/>
    </style:style>
    <style:style style:name="P18" style:family="paragraph" style:parent-style-name="Standard" style:list-style-name="L6">
      <style:text-properties style:font-name="Arial" officeooo:rsid="001c73fc" officeooo:paragraph-rsid="001c73fc"/>
    </style:style>
    <style:style style:name="P19" style:family="paragraph" style:parent-style-name="Standard" style:list-style-name="L6">
      <style:text-properties style:font-name="Arial" officeooo:rsid="001cad3a" officeooo:paragraph-rsid="001cad3a"/>
    </style:style>
    <style:style style:name="P20" style:family="paragraph" style:parent-style-name="Standard">
      <style:text-properties style:font-name="Arial" officeooo:rsid="001cad3a" officeooo:paragraph-rsid="001cad3a"/>
    </style:style>
    <style:style style:name="P21" style:family="paragraph" style:parent-style-name="Standard" style:list-style-name="L7">
      <style:text-properties style:font-name="Arial" officeooo:rsid="001cad3a" officeooo:paragraph-rsid="001cad3a"/>
    </style:style>
    <style:style style:name="P22" style:family="paragraph" style:parent-style-name="Standard" style:list-style-name="L8">
      <style:text-properties style:font-name="Arial" officeooo:rsid="001d189c" officeooo:paragraph-rsid="001d189c"/>
    </style:style>
    <style:style style:name="P23" style:family="paragraph" style:parent-style-name="Standard">
      <style:text-properties style:font-name="Arial" officeooo:rsid="001d189c" officeooo:paragraph-rsid="001d189c"/>
    </style:style>
    <style:style style:name="P24" style:family="paragraph" style:parent-style-name="Standard" style:list-style-name="L9">
      <style:text-properties style:font-name="Arial" officeooo:rsid="001d189c" officeooo:paragraph-rsid="001d189c"/>
    </style:style>
    <style:style style:name="P25" style:family="paragraph" style:parent-style-name="Standard">
      <style:paragraph-properties fo:break-before="page"/>
      <style:text-properties style:font-name="Arial" officeooo:rsid="001b291f" officeooo:paragraph-rsid="001b291f"/>
    </style:style>
    <style:style style:name="P26" style:family="paragraph" style:parent-style-name="Text_20_body">
      <style:text-properties style:font-name="Arial" officeooo:rsid="0012dd72" officeooo:paragraph-rsid="001b291f"/>
    </style:style>
    <style:style style:name="P27" style:family="paragraph" style:parent-style-name="Text_20_body" style:list-style-name="L2">
      <style:text-properties style:font-name="Arial" officeooo:paragraph-rsid="001b291f"/>
    </style:style>
    <style:style style:name="P28" style:family="paragraph" style:parent-style-name="Text_20_body" style:list-style-name="L2">
      <style:text-properties style:font-name="Arial" officeooo:rsid="0012dd72" officeooo:paragraph-rsid="001b291f"/>
    </style:style>
    <style:style style:name="T1" style:family="text">
      <style:text-properties fo:font-weight="bold" officeooo:rsid="001efa97" style:font-weight-asian="bold" style:font-weight-complex="bold"/>
    </style:style>
    <style:style style:name="T2" style:family="text">
      <style:text-properties officeooo:rsid="001efa97"/>
    </style:style>
    <style:style style:name="T3" style:family="text">
      <style:text-properties officeooo:rsid="001da8cd"/>
    </style:style>
    <style:style style:name="T4" style:family="text">
      <style:text-properties officeooo:rsid="0012dd7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nswered By : - <text:span text:style-name="T1">Hudson</text:span><text:span text:style-name="T2">, Member, KKP Youth Club, Gurunagar, Jaffna.</text:span></text:p>
      <text:p text:style-name="P4"/>
      <text:list xml:id="list4179474305449615502" text:style-name="L1">
        <text:list-item>
          <text:p text:style-name="P3">It is fun, good time pass, we are playing it from childhood.</text:p>
        </text:list-item>
        <text:list-item>
          <text:p text:style-name="P5">What you’re proposing may reduce the time spent on arranging a match or tournaments.</text:p>
        </text:list-item>
        <text:list-item>
          <text:p text:style-name="P5">Yes of-course, instead of wasting money on calling teams, we can easily arrange a match.</text:p>
        </text:list-item>
        <text:list-item>
          <text:p text:style-name="P5"><text:span text:style-name="T3">Using it s</text:span>aves <text:span text:style-name="T3">time &amp; money</text:span>, Team Management <text:span text:style-name="T3">is easier.</text:span></text:p>
        </text:list-item>
        <text:list-item>
          <text:p text:style-name="P6">No, I don’t see anything negative in this.</text:p>
        </text:list-item>
        <text:list-item>
          <text:p text:style-name="P2">No.</text:p>
        </text:list-item>
        <text:list-item>
          <text:p text:style-name="P2">create terms &amp; conditions, which they should follow if they want to use this website/application</text:p>
        </text:list-item>
        <text:list-item>
          <text:p text:style-name="P2">it’ll be good to have a personal page for each player to manage their details</text:p>
        </text:list-item>
      </text:list>
      <text:p text:style-name="P1"/>
      <text:p text:style-name="P8">Answered By :- Vinushanth, Street Cricket Player, Jaffna.</text:p>
      <text:p text:style-name="P8"/>
      <text:list xml:id="list3508090277438089521" text:style-name="L2">
        <text:list-item>
          <text:p text:style-name="P7">It is also like cricket only difference is we use softball and there is no one to tell how to play.</text:p>
        </text:list-item>
        <text:list-item>
          <text:p text:style-name="P7">I personally think that this will be used if developed for mobile. However, the website also sounds good.</text:p>
        </text:list-item>
        <text:list-item>
          <text:p text:style-name="P7">Yes, I'd spent my Internet data rather than spending money on calling all my team players.</text:p>
        </text:list-item>
        <text:list-item>
          <text:p text:style-name="P27">We get recognition from <text:span text:style-name="T4">other people, since there is competition, people will be interested in street cricket.</text:span></text:p>
        </text:list-item>
        <text:list-item>
          <text:p text:style-name="P28">No.</text:p>
        </text:list-item>
        <text:list-item>
          <text:p text:style-name="P28">As long those details is used for that purpose, It is not an invasion for me.</text:p>
        </text:list-item>
        <text:list-item>
          <text:p text:style-name="P28">Create an agreement which states that the team will be held responsible for fraudulent activity.</text:p>
        </text:list-item>
        <text:list-item>
          <text:p text:style-name="P28">Add a Live Commentary in tamil language, which will attract people.</text:p>
        </text:list-item>
      </text:list>
      <text:p text:style-name="P26"/>
      <text:p text:style-name="P11">Answered By :- Santhos, University Basketball player, Cricket Player.</text:p>
      <text:p text:style-name="P11"/>
      <text:list xml:id="list6715602563559402866" text:style-name="L3">
        <text:list-item>
          <text:p text:style-name="P12">Street Cricket was everything to us when we were children</text:p>
        </text:list-item>
        <text:list-item>
          <text:p text:style-name="P12">This is a good and easy thing to unify street cricket, play with new teams.</text:p>
        </text:list-item>
        <text:list-item>
          <text:p text:style-name="P12">Yes</text:p>
        </text:list-item>
        <text:list-item>
          <text:p text:style-name="P12">Through this website we may arrange matches with far away teams of Jaffna, and that is a good thing</text:p>
        </text:list-item>
        <text:list-item>
          <text:p text:style-name="P12">Not to my knowledge, no</text:p>
        </text:list-item>
        <text:list-item>
          <text:p text:style-name="P12">of course not, I mean, we are already giving that details to all applications on mobile phone</text:p>
        </text:list-item>
        <text:list-item>
          <text:p text:style-name="P13">Get teams to swear an oath not to give false information when they registration</text:p>
        </text:list-item>
        <text:list-item>
          <text:p text:style-name="P13">Live Scorecard </text:p>
        </text:list-item>
      </text:list>
      <text:p text:style-name="P14"/>
      <text:p text:style-name="P9"/>
      <text:p text:style-name="P25">Answered By :- Kajuran, Team Captain, Gnanavairavar Sports Club.</text:p>
      <text:p text:style-name="P9"/>
      <text:list xml:id="list8516107096403736123" text:style-name="L4">
        <text:list-item>
          <text:p text:style-name="P10">To be honest, Cricket is our breath</text:p>
        </text:list-item>
        <text:list-item>
          <text:p text:style-name="P10">Our Team thinks that this website you proposed will bring end to our difficulties while arranging a match or tournament</text:p>
        </text:list-item>
        <text:list-item>
          <text:p text:style-name="P10">Yes</text:p>
        </text:list-item>
        <text:list-item>
          <text:p text:style-name="P10">This is a website, which will have our names and our match status, finally we’ll be able to conduct this sport in a professional manner.</text:p>
        </text:list-item>
        <text:list-item>
          <text:p text:style-name="P15">No</text:p>
        </text:list-item>
        <text:list-item>
          <text:p text:style-name="P15">No, it is not problem for me personally</text:p>
        </text:list-item>
        <text:list-item>
          <text:p text:style-name="P15">I don’t think such things will happen, but if happens hold them accountable for it.</text:p>
        </text:list-item>
        <text:list-item>
          <text:p text:style-name="P15">Make a page where we can share our pictures during matches, and live scoreboard if you can.</text:p>
        </text:list-item>
      </text:list>
      <text:p text:style-name="P16"/>
      <text:p text:style-name="P9">Answered By :- Nithi, Team Ellalan.</text:p>
      <text:p text:style-name="P9"/>
      <text:list xml:id="list5941481707881620258" text:style-name="L5">
        <text:list-item>
          <text:p text:style-name="P17">Cricket is everything for us</text:p>
        </text:list-item>
        <text:list-item>
          <text:p text:style-name="P17">This is a good website</text:p>
        </text:list-item>
        <text:list-item>
          <text:p text:style-name="P17">Yes</text:p>
        </text:list-item>
        <text:list-item>
          <text:p text:style-name="P17">we know that doing something on computer or mobile is lot easier than doing it ourselves and we hope that arranging match through computer takes less effort</text:p>
        </text:list-item>
        <text:list-item>
          <text:p text:style-name="P17">No, I don’t think so </text:p>
        </text:list-item>
        <text:list-item>
          <text:p text:style-name="P17">No, it is fine with me</text:p>
        </text:list-item>
        <text:list-item>
          <text:p text:style-name="P17">create a code of conduct and get teams to follow it if they want to use your website</text:p>
        </text:list-item>
        <text:list-item>
          <text:p text:style-name="P17">live scoreboard</text:p>
        </text:list-item>
      </text:list>
      <text:p text:style-name="P16"/>
      <text:p text:style-name="P9">Answered By :- Vithushan, Team Guruparan.</text:p>
      <text:p text:style-name="P9"/>
      <text:list xml:id="list7794091610148300901" text:style-name="L6">
        <text:list-item>
          <text:p text:style-name="P18">It is the one thing that we’ll do for free, it’s my passion</text:p>
        </text:list-item>
        <text:list-item>
          <text:p text:style-name="P18">finally something we can rely on to manage our sport. This is a good idea</text:p>
        </text:list-item>
        <text:list-item>
          <text:p text:style-name="P18">Yes </text:p>
        </text:list-item>
        <text:list-item>
          <text:p text:style-name="P18">Easy Team Management, Easy Match Fixing, what more can a website offer</text:p>
        </text:list-item>
        <text:list-item>
          <text:p text:style-name="P19">No.</text:p>
        </text:list-item>
        <text:list-item>
          <text:p text:style-name="P19">No</text:p>
        </text:list-item>
        <text:list-item>
          <text:p text:style-name="P19">make terms &amp; conditions</text:p>
        </text:list-item>
        <text:list-item>
          <text:p text:style-name="P19">live scoreboard</text:p>
        </text:list-item>
      </text:list>
      <text:p text:style-name="P20"/>
      <text:p text:style-name="P9">Answered By :- Vithuran, Player, Gnanavairavar Sports Club</text:p>
      <text:p text:style-name="P9"/>
      <text:list xml:id="list3593559291499205186" text:style-name="L7">
        <text:list-item>
          <text:p text:style-name="P21">Cricket is a good sport, good for time pass</text:p>
        </text:list-item>
        <text:list-item>
          <text:p text:style-name="P21">This is a good tool.</text:p>
        </text:list-item>
        <text:list-item>
          <text:p text:style-name="P21">Yes </text:p>
        </text:list-item>
        <text:list-item>
          <text:p text:style-name="P21">Easy to have history of all the matches played</text:p>
        </text:list-item>
        <text:list-item>
          <text:p text:style-name="P21">No</text:p>
        </text:list-item>
        <text:list-item>
          <text:p text:style-name="P21">No</text:p>
        </text:list-item>
        <text:list-item>
          <text:p text:style-name="P21">Hold the team/club captain/leader responsible for the fraudulent activity</text:p>
        </text:list-item>
        <text:list-item>
          <text:p text:style-name="P21">live commentary</text:p>
        </text:list-item>
      </text:list>
      <text:p text:style-name="P20"/>
      <text:p text:style-name="P25">Answered By :- Prashanth, Student &amp; Player, Central Sports Club.</text:p>
      <text:p text:style-name="P9"/>
      <text:list xml:id="list2227311742568264589" text:style-name="L8">
        <text:list-item>
          <text:p text:style-name="P22">Cricket is passion</text:p>
        </text:list-item>
        <text:list-item>
          <text:p text:style-name="P22">This is a great website for street cricket</text:p>
        </text:list-item>
        <text:list-item>
          <text:p text:style-name="P22">Yes</text:p>
        </text:list-item>
        <text:list-item>
          <text:p text:style-name="P22">I Think this is the first step to professionalize street cricket</text:p>
        </text:list-item>
        <text:list-item>
          <text:p text:style-name="P22">No</text:p>
        </text:list-item>
        <text:list-item>
          <text:p text:style-name="P22">No</text:p>
        </text:list-item>
        <text:list-item>
          <text:p text:style-name="P22">Make terms &amp; conditions and make every team accept work according to it</text:p>
        </text:list-item>
        <text:list-item>
          <text:p text:style-name="P22">make a wall like facebook’s so that we can share photos in future</text:p>
        </text:list-item>
      </text:list>
      <text:p text:style-name="P23"/>
      <text:p text:style-name="P9">Answered By :- Sinthujan, Player, Central Sports Club</text:p>
      <text:p text:style-name="P9"/>
      <text:list xml:id="list448734357536663982" text:style-name="L9">
        <text:list-item>
          <text:p text:style-name="P24">Street Cricket is a great sport and time passer</text:p>
        </text:list-item>
        <text:list-item>
          <text:p text:style-name="P24">Your solution makes match arranging a lot more easier</text:p>
        </text:list-item>
        <text:list-item>
          <text:p text:style-name="P24">Yes</text:p>
        </text:list-item>
        <text:list-item>
          <text:p text:style-name="P24">Our team thinks that this website gives us opportunity to show our skill as cricket team players</text:p>
        </text:list-item>
        <text:list-item>
          <text:p text:style-name="P24">No</text:p>
        </text:list-item>
        <text:list-item>
          <text:p text:style-name="P24">No</text:p>
        </text:list-item>
        <text:list-item>
          <text:p text:style-name="P24">create rules which will be followed by the registered team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3T10:15:58.200340171</meta:creation-date>
    <dc:date>2018-08-03T13:02:39.508166656</dc:date>
    <meta:editing-duration>PT2H16M8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3" meta:paragraph-count="80" meta:word-count="782" meta:character-count="4088" meta:non-whitespace-character-count="3453"/>
  </office:meta>
</office:document-meta>
</file>